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semester review</presentation:footer-decl>
      <presentation:footer-decl presentation:name="ftr2">CMPTxxxx</presentation:footer-decl>
      <presentation:date-time-decl presentation:name="dtd1" presentation:source="fixed">9 Dec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emester Review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9 Dec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MPT140 on one page</text:p>
          </draw:text-box>
        </draw:frame>
        <draw:frame presentation:style-name="pr5" draw:layer="layout" svg:width="25.199cm" svg:height="14.959cm" svg:x="1.4cm" svg:y="4.507cm" presentation:class="outline" presentation:user-transformed="true">
          <draw:text-box>
            <text:list text:style-name="L2">
              <text:list-item>
                <text:p>The <text:span text:style-name="T1">Art</text:span> of Software Development:</text:p>
                <text:list>
                  <text:list-item>
                    <text:p><text:span text:style-name="T1">People</text:span>: <text:span text:style-name="T2">tool</text:span>smiths, <text:span text:style-name="T2">architect</text:span> vs. <text:span text:style-name="T2">engineer</text:span>, …</text:p>
                  </text:list-item>
                  <text:list-item>
                    <text:p><text:span text:style-name="T1">Process</text:span>: <text:span text:style-name="T2">Req</text:span>→<text:span text:style-name="T2">spec</text:span>→<text:span text:style-name="T2">design</text:span>, <text:span text:style-name="T2">WADES</text:span>→<text:span text:style-name="T2">V</text:span>→<text:span text:style-name="T2">spirl</text:span></text:p>
                  </text:list-item>
                  <text:list-item>
                    <text:p><text:span text:style-name="T1">Pseudocode</text:span>, <text:span text:style-name="T2">stubs</text:span>, <text:span text:style-name="T2">pre</text:span>/post, testing, <text:span text:style-name="T2">OO</text:span>, <text:span text:style-name="T2">GUI</text:span></text:p>
                  </text:list-item>
                </text:list>
              </text:list-item>
              <text:list-item>
                <text:p>The <text:span text:style-name="T1">Craft</text:span> of Programming:</text:p>
                <text:list>
                  <text:list-item>
                    <text:p><text:span text:style-name="T1">Basics</text:span>: <text:span text:style-name="T2">variables</text:span>, <text:span text:style-name="T2">types</text:span>, <text:span text:style-name="T2">ops</text:span>, strings, <text:span text:style-name="T2">if</text:span>/<text:span text:style-name="T2">while</text:span>/<text:span text:style-name="T2">for</text:span>, <text:span text:style-name="T2">functions</text:span> (CBR vs. CBV), modules</text:p>
                  </text:list-item>
                  <text:list-item>
                    <text:p><text:span text:style-name="T1">ADT</text:span>s: <text:span text:style-name="T2">list</text:span>, <text:span text:style-name="T2">dict</text:span>, <text:span text:style-name="T2">stack</text:span>/queue, <text:span text:style-name="T2">set</text:span>, OO <text:span text:style-name="T2">classes</text:span></text:p>
                  </text:list-item>
                  <text:list-item>
                    <text:p><text:span text:style-name="T1">Libraries</text:span>: <text:span text:style-name="T2">math</text:span>, string, <text:span text:style-name="T2">random</text:span>, <text:span text:style-name="T2">graphics</text:span></text:p>
                  </text:list-item>
                  <text:list-item>
                    <text:p><text:span text:style-name="T1">Misc</text:span>: <text:span text:style-name="T2">file</text:span> I/O (pickle), <text:span text:style-name="T2">exceptions</text:span>, <text:span text:style-name="T2">hex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Review lectures 29-36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Earlier</text:span> reviews are in lectures <text:span text:style-name="T2">12</text:span> and <text:span text:style-name="T2">27</text:span></text:p>
              </text:list-item>
              <text:list-item>
                <text:p><text:span text:style-name="T2">29</text:span>: <text:span text:style-name="T1">OO</text:span> classes, __init__, <text:span text:style-name="T1">set</text:span>/<text:span text:style-name="T1">get</text:span></text:p>
              </text:list-item>
              <text:list-item>
                <text:p><text:span text:style-name="T2">30</text:span>: <text:span text:style-name="T1">Dictionaries</text:span></text:p>
              </text:list-item>
              <text:list-item>
                <text:p><text:span text:style-name="T2">31</text:span>: <text:span text:style-name="T1">Stacks</text:span> (LIFO) and <text:span text:style-name="T1">Queues</text:span> (FIFO)</text:p>
              </text:list-item>
              <text:list-item>
                <text:p><text:span text:style-name="T2">32</text:span>: <text:span text:style-name="T1">Sets</text:span>: union, intersection, bitsets</text:p>
              </text:list-item>
              <text:list-item>
                <text:p><text:span text:style-name="T2">33-34</text:span>: <text:span text:style-name="T1">Graphics</text:span>: GraphWin, drawing, Text/Entry, getMouse(), widgets</text:p>
              </text:list-item>
              <text:list-item>
                <text:p><text:span text:style-name="T2">35</text:span>: <text:span text:style-name="T1">Waterfall</text:span>, V, <text:span text:style-name="T1">Spiral</text:span>, principles of <text:span text:style-name="T1">Agile</text:span>Dev</text:p>
              </text:list-item>
              <text:list-item>
                <text:p><text:span text:style-name="T2">36</text:span>: Principles of <text:span text:style-name="T1">GUI</text:span> desig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2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2-09T12:31:44</meta:creation-date>
    <dc:language>en-US</dc:language>
    <meta:editing-cycles>5</meta:editing-cycles>
    <meta:editing-duration>PT01H41M25S</meta:editing-duration>
    <meta:initial-creator>sean ho</meta:initial-creator>
    <dc:date>2009-12-09T14:13:04</dc:date>
    <dc:creator>sean ho</dc:creator>
    <meta:document-statistic meta:object-count="17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